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2.266cm" fo:min-width="3.54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66cm" fo:min-width="3.541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6.608cm" fo:min-width="8.263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fill-color="#dddddd" draw:textarea-vertical-align="middle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2.036cm" fo:min-width="11.184cm"/>
      <style:paragraph-properties style:writing-mode="lr-tb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2.036cm" fo:min-width="16.518cm"/>
      <style:paragraph-properties style:writing-mode="lr-tb"/>
    </style:style>
    <style:style style:name="gr7" style:family="graphic" style:parent-style-name="objectwithoutfill">
      <style:graphic-properties draw:fill="solid" draw:fill-color="#b2b2b2" draw:textarea-vertical-align="middle"/>
    </style:style>
    <style:style style:name="gr8" style:family="graphic" style:parent-style-name="standard">
      <style:graphic-properties draw:fill="solid" draw:fill-color="#b2b2b2" draw:textarea-horizontal-align="justify" draw:textarea-vertical-align="middle" draw:auto-grow-height="false" fo:min-height="1.782cm" fo:min-width="4.19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="solid" draw:fill-color="#b2b2b2"/>
      <style:paragraph-properties fo:text-align="center" style:writing-mode="lr-tb"/>
      <style:text-properties fo:font-size="18pt"/>
    </style:style>
    <style:style style:name="P7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3.556cm" svg:x="3.153cm" svg:y="15.17cm">
          <text:p text:style-name="P1">Geschlec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3.556cm" svg:x="3.094cm" svg:y="2.377cm">
          <text:p text:style-name="P1">Ra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3.556cm" svg:x="3.218cm" svg:y="8.66cm">
          <text:p text:style-name="P1">Ethnische Herkun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3.556cm" svg:x="29.575cm" svg:y="7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3.556cm" svg:x="12.253cm" svg:y="15.171cm">
          <text:p text:style-name="P1">Behinderun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3.556cm" svg:x="12.24cm" svg:y="2.378cm">
          <text:p text:style-name="P1">Relig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3.556cm" svg:x="21.453cm" svg:y="15.071cm">
          <text:p text:style-name="P1">Sexuelle Identitä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3.556cm" svg:x="21.44cm" svg:y="2.278cm">
          <text:p text:style-name="P1">Al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15cm" svg:height="3.556cm" svg:x="21.518cm" svg:y="8.561cm">
          <text:p text:style-name="P1">Weltanschau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763cm" svg:height="6.858cm" svg:x="11.033cm" svg:y="7.223cm">
          <text:p text:style-name="P1">Allgemeines</text:p>
          <text:p text:style-name="P1"><text:s/>Gleichbehandlungsgesetz 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874cm" svg:y1="10.525cm" svg:x2="11.16cm" svg:y2="10.525cm">
          <text:p/>
        </draw:line>
        <draw:line draw:style-name="gr4" draw:text-style-name="P4" draw:layer="layout" svg:x1="8.112cm" svg:y1="15.478cm" svg:x2="11.033cm" svg:y2="14.335cm">
          <text:p/>
        </draw:line>
        <draw:line draw:style-name="gr4" draw:text-style-name="P4" draw:layer="layout" svg:x1="8.493cm" svg:y1="4.556cm" svg:x2="11.414cm" svg:y2="7.223cm">
          <text:p/>
        </draw:line>
        <draw:line draw:style-name="gr4" draw:text-style-name="P4" draw:layer="layout" svg:x1="15.097cm" svg:y1="5.953cm" svg:x2="15.097cm" svg:y2="7.223cm">
          <text:p/>
        </draw:line>
        <draw:line draw:style-name="gr4" draw:text-style-name="P4" draw:layer="layout" svg:x1="22.336cm" svg:y1="5.318cm" svg:x2="19.796cm" svg:y2="7.35cm">
          <text:p/>
        </draw:line>
        <draw:line draw:style-name="gr4" draw:text-style-name="P4" draw:layer="layout" svg:x1="21.447cm" svg:y1="10.144cm" svg:x2="19.669cm" svg:y2="10.271cm">
          <text:p/>
        </draw:line>
        <draw:line draw:style-name="gr4" draw:text-style-name="P4" draw:layer="layout" svg:x1="15.224cm" svg:y1="15.224cm" svg:x2="15.224cm" svg:y2="14.081cm">
          <text:p/>
        </draw:line>
        <draw:line draw:style-name="gr4" draw:text-style-name="P4" draw:layer="layout" svg:x1="22.336cm" svg:y1="15.478cm" svg:x2="20.05cm" svg:y2="14.208cm">
          <text:p/>
        </draw:line>
      </draw:page>
      <draw:page draw:name="page2" draw:style-name="dp2" draw:master-page-name="Default">
        <draw:custom-shape draw:style-name="gr5" draw:text-style-name="P6" draw:layer="layout" svg:width="11.684cm" svg:height="2.286cm" svg:x="2.27cm" svg:y="5.343cm">
          <text:p text:style-name="P5"><text:span text:style-name="T1">Verstoß 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684cm" svg:height="2.286cm" svg:x="15.605cm" svg:y="5.343cm">
          <text:p text:style-name="P5"><text:span text:style-name="T1">Kein Verstoß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7.018cm" svg:height="2.286cm" svg:x="6.696cm" svg:y="1.635cm">
          <text:p text:style-name="P5"><text:span text:style-name="T1">Formen der Benachteiligung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.097cm" svg:y1="3.921cm" svg:x2="12.938cm" svg:y2="5.318cm">
          <text:p/>
        </draw:line>
        <draw:line draw:style-name="gr7" draw:text-style-name="P7" draw:layer="layout" svg:x1="15.224cm" svg:y1="3.921cm" svg:x2="17.764cm" svg:y2="5.445cm">
          <text:p/>
        </draw:line>
        <draw:line draw:style-name="gr7" draw:text-style-name="P7" draw:layer="layout" svg:x1="3.032cm" svg:y1="7.604cm" svg:x2="3.032cm" svg:y2="18.526cm">
          <text:p/>
        </draw:line>
        <draw:line draw:style-name="gr7" draw:text-style-name="P7" draw:layer="layout" svg:x1="26.132cm" svg:y1="7.604cm" svg:x2="26.146cm" svg:y2="13.827cm">
          <text:p/>
        </draw:line>
        <draw:line draw:style-name="gr7" draw:text-style-name="P7" draw:layer="layout" svg:x1="3.059cm" svg:y1="9.636cm" svg:x2="4.329cm" svg:y2="9.636cm">
          <text:p/>
        </draw:line>
        <draw:custom-shape draw:style-name="gr8" draw:text-style-name="P6" draw:layer="layout" svg:width="4.699cm" svg:height="2.032cm" svg:x="4.302cm" svg:y="8.62cm">
          <text:p text:style-name="P5"><text:span text:style-name="T1">mittelbare</text:span></text:p>
          <text:p text:style-name="P5"><text:span text:style-name="T1"><text:s/></text:span><text:span text:style-name="T1">Benachteiligung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.059cm" svg:y1="12.636cm" svg:x2="4.329cm" svg:y2="12.636cm">
          <text:p/>
        </draw:line>
        <draw:custom-shape draw:style-name="gr8" draw:text-style-name="P6" draw:layer="layout" svg:width="4.699cm" svg:height="2.032cm" svg:x="4.302cm" svg:y="11.62cm">
          <text:p text:style-name="P5"><text:span text:style-name="T1">unmittelbare</text:span></text:p>
          <text:p text:style-name="P5"><text:span text:style-name="T1">Benachteiligung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.059cm" svg:y1="15.436cm" svg:x2="4.329cm" svg:y2="15.436cm">
          <text:p/>
        </draw:line>
        <draw:custom-shape draw:style-name="gr8" draw:text-style-name="P6" draw:layer="layout" svg:width="4.699cm" svg:height="2.032cm" svg:x="4.302cm" svg:y="14.42cm">
          <text:p text:style-name="P5"><text:span text:style-name="T1">(sexuelle) </text:span></text:p>
          <text:p text:style-name="P5"><text:span text:style-name="T1">Belästigung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.059cm" svg:y1="18.436cm" svg:x2="4.329cm" svg:y2="18.436cm">
          <text:p/>
        </draw:line>
        <draw:line draw:style-name="gr7" draw:text-style-name="P7" draw:layer="layout" svg:x1="24.772cm" svg:y1="9.736cm" svg:x2="26.042cm" svg:y2="9.736cm">
          <text:p/>
        </draw:line>
        <draw:custom-shape draw:style-name="gr8" draw:text-style-name="P6" draw:layer="layout" svg:width="4.699cm" svg:height="2.032cm" svg:x="20.102cm" svg:y="8.72cm">
          <text:p text:style-name="P5"><text:span text:style-name="T1">berufsspezifisch</text:span></text:p>
          <text:p text:style-name="P5"><text:span text:style-name="T1">begründete </text:span></text:p>
          <text:p text:style-name="P5"><text:span text:style-name="T1">Benachteilung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24.849cm" svg:y1="13.727cm" svg:x2="26.119cm" svg:y2="13.727cm">
          <text:p/>
        </draw:line>
        <draw:custom-shape draw:style-name="gr8" draw:text-style-name="P6" draw:layer="layout" svg:width="4.699cm" svg:height="2.032cm" svg:x="20.102cm" svg:y="12.72cm">
          <text:p text:style-name="P5"><text:span text:style-name="T1">Nachteils-</text:span></text:p>
          <text:p text:style-name="P5"><text:span text:style-name="T1">ausgleich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99cm" svg:height="2.032cm" svg:x="4.175cm" svg:y="17.383cm">
          <text:p text:style-name="P5"><text:span text:style-name="T1">Anweisung zur</text:span></text:p>
          <text:p text:style-name="P5"><text:span text:style-name="T1">Benachteiligung 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22:02:00.807647054</meta:creation-date>
    <dc:date>2021-12-21T16:48:55.278262403</dc:date>
    <meta:editing-duration>PT2H42S</meta:editing-duration>
    <meta:editing-cycles>4</meta:editing-cycles>
    <meta:generator>LibreOffice/6.4.7.2$Linux_X86_64 LibreOffice_project/40$Build-2</meta:generator>
    <meta:document-statistic meta:object-count="37"/>
  </office:meta>
</office:document-meta>
</file>